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94.99pt"/>
    </style:style>
    <style:style style:name="co3" style:family="table-column">
      <style:table-column-properties fo:break-before="auto" style:column-width="89.49pt"/>
    </style:style>
    <style:style style:name="co4" style:family="table-column">
      <style:table-column-properties fo:break-before="auto" style:column-width="150.29pt"/>
    </style:style>
    <style:style style:name="co5" style:family="table-column">
      <style:table-column-properties fo:break-before="auto" style:column-width="79.5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>
      <style:table-cell-properties fo:background-color="#e0efd4"/>
    </style:style>
    <style:style style:name="ce1" style:family="table-cell" style:parent-style-name="Default" style:data-style-name="N1"/>
    <style:style style:name="ce4" style:family="table-cell" style:parent-style-name="Default">
      <style:table-cell-properties fo:background-color="#bee3d3"/>
    </style:style>
    <style:style style:name="ce5" style:family="table-cell" style:parent-style-name="Default" style:data-style-name="N11"/>
  </office:automatic-styles>
  <office:body>
    <office:spreadsheet>
      <table:table table:name="levels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1"/>
        <table:table-column table:style-name="co4" table:default-cell-style-name="ce4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level</text:p>
          </table:table-cell>
          <table:table-cell table:style-name="Default" office:value-type="string" calcext:value-type="string">
            <text:p>experience needed</text:p>
          </table:table-cell>
          <table:table-cell table:style-name="Default" office:value-type="string" calcext:value-type="string">
            <text:p>total experience</text:p>
          </table:table-cell>
          <table:table-cell table:style-name="Default" office:value-type="string" calcext:value-type="string">
            <text:p>health</text:p>
          </table:table-cell>
          <table:table-cell office:value-type="string" calcext:value-type="string">
            <text:p>damage block</text:p>
          </table:table-cell>
          <table:table-cell office:value-type="string" calcext:value-type="string">
            <text:p>skill point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formula="of:=INT([.A2]*0.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D2]+([.A2]+[$Master.C$2])" office:value-type="float" office:value="71" calcext:value-type="float">
            <text:p>71</text:p>
          </table:table-cell>
          <table:table-cell table:formula="of:=INT([.A3]*0.1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ROUND([.B3]*[$Master.B$2])" office:value-type="float" office:value="120" calcext:value-type="float">
            <text:p>120</text:p>
          </table:table-cell>
          <table:table-cell table:formula="of:=[.C3]+[.B4]" office:value-type="float" office:value="220" calcext:value-type="float">
            <text:p>220</text:p>
          </table:table-cell>
          <table:table-cell table:formula="of:=[.D3]+([.A3]+[$Master.C$2])" office:value-type="float" office:value="93" calcext:value-type="float">
            <text:p>93</text:p>
          </table:table-cell>
          <table:table-cell table:formula="of:=INT([.A4]*0.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ROUND([.B4]*[$Master.B$2])" office:value-type="float" office:value="144" calcext:value-type="float">
            <text:p>144</text:p>
          </table:table-cell>
          <table:table-cell table:formula="of:=[.C4]+[.B5]" office:value-type="float" office:value="364" calcext:value-type="float">
            <text:p>364</text:p>
          </table:table-cell>
          <table:table-cell table:formula="of:=[.D4]+([.A4]+[$Master.C$2])" office:value-type="float" office:value="116" calcext:value-type="float">
            <text:p>116</text:p>
          </table:table-cell>
          <table:table-cell table:formula="of:=INT([.A5]*0.1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ROUND([.B5]*[$Master.B$2])" office:value-type="float" office:value="173" calcext:value-type="float">
            <text:p>173</text:p>
          </table:table-cell>
          <table:table-cell table:formula="of:=[.C5]+[.B6]" office:value-type="float" office:value="537" calcext:value-type="float">
            <text:p>537</text:p>
          </table:table-cell>
          <table:table-cell table:formula="of:=[.D5]+([.A5]+[$Master.C$2])" office:value-type="float" office:value="140" calcext:value-type="float">
            <text:p>140</text:p>
          </table:table-cell>
          <table:table-cell table:formula="of:=INT([.A6]*0.1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ROUND([.B6]*[$Master.B$2])" office:value-type="float" office:value="208" calcext:value-type="float">
            <text:p>208</text:p>
          </table:table-cell>
          <table:table-cell table:formula="of:=[.C6]+[.B7]" office:value-type="float" office:value="745" calcext:value-type="float">
            <text:p>745</text:p>
          </table:table-cell>
          <table:table-cell table:formula="of:=[.D6]+([.A6]+[$Master.C$2])" office:value-type="float" office:value="165" calcext:value-type="float">
            <text:p>165</text:p>
          </table:table-cell>
          <table:table-cell table:formula="of:=INT([.A7]*0.1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ROUND([.B7]*[$Master.B$2])" office:value-type="float" office:value="250" calcext:value-type="float">
            <text:p>250</text:p>
          </table:table-cell>
          <table:table-cell table:formula="of:=[.C7]+[.B8]" office:value-type="float" office:value="995" calcext:value-type="float">
            <text:p>995</text:p>
          </table:table-cell>
          <table:table-cell table:formula="of:=[.D7]+([.A7]+[$Master.C$2])" office:value-type="float" office:value="191" calcext:value-type="float">
            <text:p>191</text:p>
          </table:table-cell>
          <table:table-cell table:formula="of:=INT([.A8]*0.1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ROUND([.B8]*[$Master.B$2])" office:value-type="float" office:value="300" calcext:value-type="float">
            <text:p>300</text:p>
          </table:table-cell>
          <table:table-cell table:formula="of:=[.C8]+[.B9]" office:value-type="float" office:value="1295" calcext:value-type="float">
            <text:p>1295</text:p>
          </table:table-cell>
          <table:table-cell table:formula="of:=[.D8]+([.A8]+[$Master.C$2])" office:value-type="float" office:value="218" calcext:value-type="float">
            <text:p>218</text:p>
          </table:table-cell>
          <table:table-cell table:formula="of:=INT([.A9]*0.1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ROUND([.B9]*[$Master.B$2])" office:value-type="float" office:value="360" calcext:value-type="float">
            <text:p>360</text:p>
          </table:table-cell>
          <table:table-cell table:formula="of:=[.C9]+[.B10]" office:value-type="float" office:value="1655" calcext:value-type="float">
            <text:p>1655</text:p>
          </table:table-cell>
          <table:table-cell table:formula="of:=[.D9]+([.A9]+[$Master.C$2])" office:value-type="float" office:value="246" calcext:value-type="float">
            <text:p>246</text:p>
          </table:table-cell>
          <table:table-cell table:formula="of:=INT([.A10]*0.1)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ROUND([.B10]*[$Master.B$2])" office:value-type="float" office:value="432" calcext:value-type="float">
            <text:p>432</text:p>
          </table:table-cell>
          <table:table-cell table:formula="of:=[.C10]+[.B11]" office:value-type="float" office:value="2087" calcext:value-type="float">
            <text:p>2087</text:p>
          </table:table-cell>
          <table:table-cell table:formula="of:=[.D10]+([.A10]+[$Master.C$2])" office:value-type="float" office:value="275" calcext:value-type="float">
            <text:p>275</text:p>
          </table:table-cell>
          <table:table-cell table:formula="of:=INT([.A11]*0.1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ROUND([.B11]*[$Master.B$2])" office:value-type="float" office:value="518" calcext:value-type="float">
            <text:p>518</text:p>
          </table:table-cell>
          <table:table-cell table:formula="of:=[.C11]+[.B12]" office:value-type="float" office:value="2605" calcext:value-type="float">
            <text:p>2605</text:p>
          </table:table-cell>
          <table:table-cell table:formula="of:=[.D11]+([.A11]+[$Master.C$2])" office:value-type="float" office:value="305" calcext:value-type="float">
            <text:p>305</text:p>
          </table:table-cell>
          <table:table-cell table:formula="of:=INT([.A12]*0.1)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ROUND([.B12]*[$Master.B$2])" office:value-type="float" office:value="622" calcext:value-type="float">
            <text:p>622</text:p>
          </table:table-cell>
          <table:table-cell table:formula="of:=[.C12]+[.B13]" office:value-type="float" office:value="3227" calcext:value-type="float">
            <text:p>3227</text:p>
          </table:table-cell>
          <table:table-cell table:formula="of:=[.D12]+([.A12]+[$Master.C$2])" office:value-type="float" office:value="336" calcext:value-type="float">
            <text:p>336</text:p>
          </table:table-cell>
          <table:table-cell table:formula="of:=INT([.A13]*0.1)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ROUND([.B13]*[$Master.B$2])" office:value-type="float" office:value="746" calcext:value-type="float">
            <text:p>746</text:p>
          </table:table-cell>
          <table:table-cell table:formula="of:=[.C13]+[.B14]" office:value-type="float" office:value="3973" calcext:value-type="float">
            <text:p>3973</text:p>
          </table:table-cell>
          <table:table-cell table:formula="of:=[.D13]+([.A13]+[$Master.C$2])" office:value-type="float" office:value="368" calcext:value-type="float">
            <text:p>368</text:p>
          </table:table-cell>
          <table:table-cell table:formula="of:=INT([.A14]*0.1)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ROUND([.B14]*[$Master.B$2])" office:value-type="float" office:value="895" calcext:value-type="float">
            <text:p>895</text:p>
          </table:table-cell>
          <table:table-cell table:formula="of:=[.C14]+[.B15]" office:value-type="float" office:value="4868" calcext:value-type="float">
            <text:p>4868</text:p>
          </table:table-cell>
          <table:table-cell table:formula="of:=[.D14]+([.A14]+[$Master.C$2])" office:value-type="float" office:value="401" calcext:value-type="float">
            <text:p>401</text:p>
          </table:table-cell>
          <table:table-cell table:formula="of:=INT([.A15]*0.1)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formula="of:=ROUND([.B15]*[$Master.B$2])" office:value-type="float" office:value="1074" calcext:value-type="float">
            <text:p>1074</text:p>
          </table:table-cell>
          <table:table-cell table:formula="of:=[.C15]+[.B16]" office:value-type="float" office:value="5942" calcext:value-type="float">
            <text:p>5942</text:p>
          </table:table-cell>
          <table:table-cell table:formula="of:=[.D15]+([.A15]+[$Master.C$2])" office:value-type="float" office:value="435" calcext:value-type="float">
            <text:p>435</text:p>
          </table:table-cell>
          <table:table-cell table:formula="of:=INT([.A16]*0.1)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formula="of:=ROUND([.B16]*[$Master.B$2])" office:value-type="float" office:value="1289" calcext:value-type="float">
            <text:p>1289</text:p>
          </table:table-cell>
          <table:table-cell table:formula="of:=[.C16]+[.B17]" office:value-type="float" office:value="7231" calcext:value-type="float">
            <text:p>7231</text:p>
          </table:table-cell>
          <table:table-cell table:formula="of:=[.D16]+([.A16]+[$Master.C$2])" office:value-type="float" office:value="470" calcext:value-type="float">
            <text:p>470</text:p>
          </table:table-cell>
          <table:table-cell table:formula="of:=INT([.A17]*0.1)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formula="of:=ROUND([.B17]*[$Master.B$2])" office:value-type="float" office:value="1547" calcext:value-type="float">
            <text:p>1547</text:p>
          </table:table-cell>
          <table:table-cell table:formula="of:=[.C17]+[.B18]" office:value-type="float" office:value="8778" calcext:value-type="float">
            <text:p>8778</text:p>
          </table:table-cell>
          <table:table-cell table:formula="of:=[.D17]+([.A17]+[$Master.C$2])" office:value-type="float" office:value="506" calcext:value-type="float">
            <text:p>506</text:p>
          </table:table-cell>
          <table:table-cell table:formula="of:=INT([.A18]*0.1)"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formula="of:=ROUND([.B18]*[$Master.B$2])" office:value-type="float" office:value="1856" calcext:value-type="float">
            <text:p>1856</text:p>
          </table:table-cell>
          <table:table-cell table:formula="of:=[.C18]+[.B19]" office:value-type="float" office:value="10634" calcext:value-type="float">
            <text:p>10634</text:p>
          </table:table-cell>
          <table:table-cell table:formula="of:=[.D18]+([.A18]+[$Master.C$2])" office:value-type="float" office:value="543" calcext:value-type="float">
            <text:p>543</text:p>
          </table:table-cell>
          <table:table-cell table:formula="of:=INT([.A19]*0.1)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formula="of:=ROUND([.B19]*[$Master.B$2])" office:value-type="float" office:value="2227" calcext:value-type="float">
            <text:p>2227</text:p>
          </table:table-cell>
          <table:table-cell table:formula="of:=[.C19]+[.B20]" office:value-type="float" office:value="12861" calcext:value-type="float">
            <text:p>12861</text:p>
          </table:table-cell>
          <table:table-cell table:formula="of:=[.D19]+([.A19]+[$Master.C$2])" office:value-type="float" office:value="581" calcext:value-type="float">
            <text:p>581</text:p>
          </table:table-cell>
          <table:table-cell table:formula="of:=INT([.A20]*0.1)"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formula="of:=ROUND([.B20]*[$Master.B$2])" office:value-type="float" office:value="2672" calcext:value-type="float">
            <text:p>2672</text:p>
          </table:table-cell>
          <table:table-cell table:formula="of:=[.C20]+[.B21]" office:value-type="float" office:value="15533" calcext:value-type="float">
            <text:p>15533</text:p>
          </table:table-cell>
          <table:table-cell table:formula="of:=[.D20]+([.A20]+[$Master.C$2])" office:value-type="float" office:value="620" calcext:value-type="float">
            <text:p>620</text:p>
          </table:table-cell>
          <table:table-cell table:formula="of:=INT([.A21]*0.1)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formula="of:=ROUND([.B21]*[$Master.B$2])" office:value-type="float" office:value="3206" calcext:value-type="float">
            <text:p>3206</text:p>
          </table:table-cell>
          <table:table-cell table:formula="of:=[.C21]+[.B22]" office:value-type="float" office:value="18739" calcext:value-type="float">
            <text:p>18739</text:p>
          </table:table-cell>
          <table:table-cell table:formula="of:=[.D21]+([.A21]+[$Master.C$2])" office:value-type="float" office:value="660" calcext:value-type="float">
            <text:p>660</text:p>
          </table:table-cell>
          <table:table-cell table:formula="of:=INT([.A22]*0.1)"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formula="of:=ROUND([.B22]*[$Master.B$2])" office:value-type="float" office:value="3847" calcext:value-type="float">
            <text:p>3847</text:p>
          </table:table-cell>
          <table:table-cell table:formula="of:=[.C22]+[.B23]" office:value-type="float" office:value="22586" calcext:value-type="float">
            <text:p>22586</text:p>
          </table:table-cell>
          <table:table-cell table:formula="of:=[.D22]+([.A22]+[$Master.C$2])" office:value-type="float" office:value="701" calcext:value-type="float">
            <text:p>701</text:p>
          </table:table-cell>
          <table:table-cell table:formula="of:=INT([.A23]*0.1)"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formula="of:=ROUND([.B23]*[$Master.B$2])" office:value-type="float" office:value="4616" calcext:value-type="float">
            <text:p>4616</text:p>
          </table:table-cell>
          <table:table-cell table:formula="of:=[.C23]+[.B24]" office:value-type="float" office:value="27202" calcext:value-type="float">
            <text:p>27202</text:p>
          </table:table-cell>
          <table:table-cell table:formula="of:=[.D23]+([.A23]+[$Master.C$2])" office:value-type="float" office:value="743" calcext:value-type="float">
            <text:p>743</text:p>
          </table:table-cell>
          <table:table-cell table:formula="of:=INT([.A24]*0.1)"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formula="of:=ROUND([.B24]*[$Master.B$2])" office:value-type="float" office:value="5539" calcext:value-type="float">
            <text:p>5539</text:p>
          </table:table-cell>
          <table:table-cell table:formula="of:=[.C24]+[.B25]" office:value-type="float" office:value="32741" calcext:value-type="float">
            <text:p>32741</text:p>
          </table:table-cell>
          <table:table-cell table:formula="of:=[.D24]+([.A24]+[$Master.C$2])" office:value-type="float" office:value="786" calcext:value-type="float">
            <text:p>786</text:p>
          </table:table-cell>
          <table:table-cell table:formula="of:=INT([.A25]*0.1)"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formula="of:=ROUND([.B25]*[$Master.B$2])" office:value-type="float" office:value="6647" calcext:value-type="float">
            <text:p>6647</text:p>
          </table:table-cell>
          <table:table-cell table:formula="of:=[.C25]+[.B26]" office:value-type="float" office:value="39388" calcext:value-type="float">
            <text:p>39388</text:p>
          </table:table-cell>
          <table:table-cell table:formula="of:=[.D25]+([.A25]+[$Master.C$2])" office:value-type="float" office:value="830" calcext:value-type="float">
            <text:p>830</text:p>
          </table:table-cell>
          <table:table-cell table:formula="of:=INT([.A26]*0.1)"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formula="of:=ROUND([.B26]*[$Master.B$2])" office:value-type="float" office:value="7976" calcext:value-type="float">
            <text:p>7976</text:p>
          </table:table-cell>
          <table:table-cell table:formula="of:=[.C26]+[.B27]" office:value-type="float" office:value="47364" calcext:value-type="float">
            <text:p>47364</text:p>
          </table:table-cell>
          <table:table-cell table:formula="of:=[.D26]+([.A26]+[$Master.C$2])" office:value-type="float" office:value="875" calcext:value-type="float">
            <text:p>875</text:p>
          </table:table-cell>
          <table:table-cell table:formula="of:=INT([.A27]*0.1)"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formula="of:=ROUND([.B27]*[$Master.B$2])" office:value-type="float" office:value="9571" calcext:value-type="float">
            <text:p>9571</text:p>
          </table:table-cell>
          <table:table-cell table:formula="of:=[.C27]+[.B28]" office:value-type="float" office:value="56935" calcext:value-type="float">
            <text:p>56935</text:p>
          </table:table-cell>
          <table:table-cell table:formula="of:=[.D27]+([.A27]+[$Master.C$2])" office:value-type="float" office:value="921" calcext:value-type="float">
            <text:p>921</text:p>
          </table:table-cell>
          <table:table-cell table:formula="of:=INT([.A28]*0.1)"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formula="of:=ROUND([.B28]*[$Master.B$2])" office:value-type="float" office:value="11485" calcext:value-type="float">
            <text:p>11485</text:p>
          </table:table-cell>
          <table:table-cell table:formula="of:=[.C28]+[.B29]" office:value-type="float" office:value="68420" calcext:value-type="float">
            <text:p>68420</text:p>
          </table:table-cell>
          <table:table-cell table:formula="of:=[.D28]+([.A28]+[$Master.C$2])" office:value-type="float" office:value="968" calcext:value-type="float">
            <text:p>968</text:p>
          </table:table-cell>
          <table:table-cell table:formula="of:=INT([.A29]*0.1)"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formula="of:=ROUND([.B29]*[$Master.B$2])" office:value-type="float" office:value="13782" calcext:value-type="float">
            <text:p>13782</text:p>
          </table:table-cell>
          <table:table-cell table:formula="of:=[.C29]+[.B30]" office:value-type="float" office:value="82202" calcext:value-type="float">
            <text:p>82202</text:p>
          </table:table-cell>
          <table:table-cell table:formula="of:=[.D29]+([.A29]+[$Master.C$2])" office:value-type="float" office:value="1016" calcext:value-type="float">
            <text:p>1016</text:p>
          </table:table-cell>
          <table:table-cell table:formula="of:=INT([.A30]*0.1)"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formula="of:=ROUND([.B30]*[$Master.B$2])" office:value-type="float" office:value="16538" calcext:value-type="float">
            <text:p>16538</text:p>
          </table:table-cell>
          <table:table-cell table:formula="of:=[.C30]+[.B31]" office:value-type="float" office:value="98740" calcext:value-type="float">
            <text:p>98740</text:p>
          </table:table-cell>
          <table:table-cell table:formula="of:=[.D30]+([.A30]+[$Master.C$2])" office:value-type="float" office:value="1065" calcext:value-type="float">
            <text:p>1065</text:p>
          </table:table-cell>
          <table:table-cell table:formula="of:=INT([.A31]*0.1)"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formula="of:=ROUND([.B31]*[$Master.B$2])" office:value-type="float" office:value="19846" calcext:value-type="float">
            <text:p>19846</text:p>
          </table:table-cell>
          <table:table-cell table:formula="of:=[.C31]+[.B32]" office:value-type="float" office:value="118586" calcext:value-type="float">
            <text:p>118586</text:p>
          </table:table-cell>
          <table:table-cell table:formula="of:=[.D31]+([.A31]+[$Master.C$2])" office:value-type="float" office:value="1115" calcext:value-type="float">
            <text:p>1115</text:p>
          </table:table-cell>
          <table:table-cell table:formula="of:=INT([.A32]*0.1)"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formula="of:=ROUND([.B32]*[$Master.B$2])" office:value-type="float" office:value="23815" calcext:value-type="float">
            <text:p>23815</text:p>
          </table:table-cell>
          <table:table-cell table:formula="of:=[.C32]+[.B33]" office:value-type="float" office:value="142401" calcext:value-type="float">
            <text:p>142401</text:p>
          </table:table-cell>
          <table:table-cell table:formula="of:=[.D32]+([.A32]+[$Master.C$2])" office:value-type="float" office:value="1166" calcext:value-type="float">
            <text:p>1166</text:p>
          </table:table-cell>
          <table:table-cell table:formula="of:=INT([.A33]*0.1)"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formula="of:=ROUND([.B33]*[$Master.B$2])" office:value-type="float" office:value="28578" calcext:value-type="float">
            <text:p>28578</text:p>
          </table:table-cell>
          <table:table-cell table:formula="of:=[.C33]+[.B34]" office:value-type="float" office:value="170979" calcext:value-type="float">
            <text:p>170979</text:p>
          </table:table-cell>
          <table:table-cell table:formula="of:=[.D33]+([.A33]+[$Master.C$2])" office:value-type="float" office:value="1218" calcext:value-type="float">
            <text:p>1218</text:p>
          </table:table-cell>
          <table:table-cell table:formula="of:=INT([.A34]*0.1)"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formula="of:=ROUND([.B34]*[$Master.B$2])" office:value-type="float" office:value="34294" calcext:value-type="float">
            <text:p>34294</text:p>
          </table:table-cell>
          <table:table-cell table:formula="of:=[.C34]+[.B35]" office:value-type="float" office:value="205273" calcext:value-type="float">
            <text:p>205273</text:p>
          </table:table-cell>
          <table:table-cell table:formula="of:=[.D34]+([.A34]+[$Master.C$2])" office:value-type="float" office:value="1271" calcext:value-type="float">
            <text:p>1271</text:p>
          </table:table-cell>
          <table:table-cell table:formula="of:=INT([.A35]*0.1)"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formula="of:=ROUND([.B35]*[$Master.B$2])" office:value-type="float" office:value="41153" calcext:value-type="float">
            <text:p>41153</text:p>
          </table:table-cell>
          <table:table-cell table:formula="of:=[.C35]+[.B36]" office:value-type="float" office:value="246426" calcext:value-type="float">
            <text:p>246426</text:p>
          </table:table-cell>
          <table:table-cell table:formula="of:=[.D35]+([.A35]+[$Master.C$2])" office:value-type="float" office:value="1325" calcext:value-type="float">
            <text:p>1325</text:p>
          </table:table-cell>
          <table:table-cell table:formula="of:=INT([.A36]*0.1)"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formula="of:=ROUND([.B36]*[$Master.B$2])" office:value-type="float" office:value="49384" calcext:value-type="float">
            <text:p>49384</text:p>
          </table:table-cell>
          <table:table-cell table:formula="of:=[.C36]+[.B37]" office:value-type="float" office:value="295810" calcext:value-type="float">
            <text:p>295810</text:p>
          </table:table-cell>
          <table:table-cell table:formula="of:=[.D36]+([.A36]+[$Master.C$2])" office:value-type="float" office:value="1380" calcext:value-type="float">
            <text:p>1380</text:p>
          </table:table-cell>
          <table:table-cell table:formula="of:=INT([.A37]*0.1)"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table:formula="of:=ROUND([.B37]*[$Master.B$2])" office:value-type="float" office:value="59261" calcext:value-type="float">
            <text:p>59261</text:p>
          </table:table-cell>
          <table:table-cell table:formula="of:=[.C37]+[.B38]" office:value-type="float" office:value="355071" calcext:value-type="float">
            <text:p>355071</text:p>
          </table:table-cell>
          <table:table-cell table:formula="of:=[.D37]+([.A37]+[$Master.C$2])" office:value-type="float" office:value="1436" calcext:value-type="float">
            <text:p>1436</text:p>
          </table:table-cell>
          <table:table-cell table:formula="of:=INT([.A38]*0.1)"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table:formula="of:=ROUND([.B38]*[$Master.B$2])" office:value-type="float" office:value="71113" calcext:value-type="float">
            <text:p>71113</text:p>
          </table:table-cell>
          <table:table-cell table:formula="of:=[.C38]+[.B39]" office:value-type="float" office:value="426184" calcext:value-type="float">
            <text:p>426184</text:p>
          </table:table-cell>
          <table:table-cell table:formula="of:=[.D38]+([.A38]+[$Master.C$2])" office:value-type="float" office:value="1493" calcext:value-type="float">
            <text:p>1493</text:p>
          </table:table-cell>
          <table:table-cell table:formula="of:=INT([.A39]*0.1)"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table:formula="of:=ROUND([.B39]*[$Master.B$2])" office:value-type="float" office:value="85336" calcext:value-type="float">
            <text:p>85336</text:p>
          </table:table-cell>
          <table:table-cell table:formula="of:=[.C39]+[.B40]" office:value-type="float" office:value="511520" calcext:value-type="float">
            <text:p>511520</text:p>
          </table:table-cell>
          <table:table-cell table:formula="of:=[.D39]+([.A39]+[$Master.C$2])" office:value-type="float" office:value="1551" calcext:value-type="float">
            <text:p>1551</text:p>
          </table:table-cell>
          <table:table-cell table:formula="of:=INT([.A40]*0.1)"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table:formula="of:=ROUND([.B40]*[$Master.B$2])" office:value-type="float" office:value="102403" calcext:value-type="float">
            <text:p>102403</text:p>
          </table:table-cell>
          <table:table-cell table:formula="of:=[.C40]+[.B41]" office:value-type="float" office:value="613923" calcext:value-type="float">
            <text:p>613923</text:p>
          </table:table-cell>
          <table:table-cell table:formula="of:=[.D40]+([.A40]+[$Master.C$2])" office:value-type="float" office:value="1610" calcext:value-type="float">
            <text:p>1610</text:p>
          </table:table-cell>
          <table:table-cell table:formula="of:=INT([.A41]*0.1)"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table:formula="of:=ROUND([.B41]*[$Master.B$2])" office:value-type="float" office:value="122884" calcext:value-type="float">
            <text:p>122884</text:p>
          </table:table-cell>
          <table:table-cell table:formula="of:=[.C41]+[.B42]" office:value-type="float" office:value="736807" calcext:value-type="float">
            <text:p>736807</text:p>
          </table:table-cell>
          <table:table-cell table:formula="of:=[.D41]+([.A41]+[$Master.C$2])" office:value-type="float" office:value="1670" calcext:value-type="float">
            <text:p>1670</text:p>
          </table:table-cell>
          <table:table-cell table:formula="of:=INT([.A42]*0.1)"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table:formula="of:=ROUND([.B42]*[$Master.B$2])" office:value-type="float" office:value="147461" calcext:value-type="float">
            <text:p>147461</text:p>
          </table:table-cell>
          <table:table-cell table:formula="of:=[.C42]+[.B43]" office:value-type="float" office:value="884268" calcext:value-type="float">
            <text:p>884268</text:p>
          </table:table-cell>
          <table:table-cell table:formula="of:=[.D42]+([.A42]+[$Master.C$2])" office:value-type="float" office:value="1731" calcext:value-type="float">
            <text:p>1731</text:p>
          </table:table-cell>
          <table:table-cell table:formula="of:=INT([.A43]*0.1)" office:value-type="float" office:value="4" calcext:value-type="float">
            <text:p>4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table:formula="of:=ROUND([.B43]*[$Master.B$2])" office:value-type="float" office:value="176953" calcext:value-type="float">
            <text:p>176953</text:p>
          </table:table-cell>
          <table:table-cell table:formula="of:=[.C43]+[.B44]" office:value-type="float" office:value="1061221" calcext:value-type="float">
            <text:p>1061221</text:p>
          </table:table-cell>
          <table:table-cell table:formula="of:=[.D43]+([.A43]+[$Master.C$2])" office:value-type="float" office:value="1793" calcext:value-type="float">
            <text:p>1793</text:p>
          </table:table-cell>
          <table:table-cell table:formula="of:=INT([.A44]*0.1)"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table:formula="of:=ROUND([.B44]*[$Master.B$2])" office:value-type="float" office:value="212344" calcext:value-type="float">
            <text:p>212344</text:p>
          </table:table-cell>
          <table:table-cell table:formula="of:=[.C44]+[.B45]" office:value-type="float" office:value="1273565" calcext:value-type="float">
            <text:p>1273565</text:p>
          </table:table-cell>
          <table:table-cell table:formula="of:=[.D44]+([.A44]+[$Master.C$2])" office:value-type="float" office:value="1856" calcext:value-type="float">
            <text:p>1856</text:p>
          </table:table-cell>
          <table:table-cell table:formula="of:=INT([.A45]*0.1)"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table:formula="of:=ROUND([.B45]*[$Master.B$2])" office:value-type="float" office:value="254813" calcext:value-type="float">
            <text:p>254813</text:p>
          </table:table-cell>
          <table:table-cell table:formula="of:=[.C45]+[.B46]" office:value-type="float" office:value="1528378" calcext:value-type="float">
            <text:p>1528378</text:p>
          </table:table-cell>
          <table:table-cell table:formula="of:=[.D45]+([.A45]+[$Master.C$2])" office:value-type="float" office:value="1920" calcext:value-type="float">
            <text:p>1920</text:p>
          </table:table-cell>
          <table:table-cell table:formula="of:=INT([.A46]*0.1)"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table:formula="of:=ROUND([.B46]*[$Master.B$2])" office:value-type="float" office:value="305776" calcext:value-type="float">
            <text:p>305776</text:p>
          </table:table-cell>
          <table:table-cell table:formula="of:=[.C46]+[.B47]" office:value-type="float" office:value="1834154" calcext:value-type="float">
            <text:p>1834154</text:p>
          </table:table-cell>
          <table:table-cell table:formula="of:=[.D46]+([.A46]+[$Master.C$2])" office:value-type="float" office:value="1985" calcext:value-type="float">
            <text:p>1985</text:p>
          </table:table-cell>
          <table:table-cell table:formula="of:=INT([.A47]*0.1)"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table:formula="of:=ROUND([.B47]*[$Master.B$2])" office:value-type="float" office:value="366931" calcext:value-type="float">
            <text:p>366931</text:p>
          </table:table-cell>
          <table:table-cell table:formula="of:=[.C47]+[.B48]" office:value-type="float" office:value="2201085" calcext:value-type="float">
            <text:p>2201085</text:p>
          </table:table-cell>
          <table:table-cell table:formula="of:=[.D47]+([.A47]+[$Master.C$2])" office:value-type="float" office:value="2051" calcext:value-type="float">
            <text:p>2051</text:p>
          </table:table-cell>
          <table:table-cell table:formula="of:=INT([.A48]*0.1)"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table:formula="of:=ROUND([.B48]*[$Master.B$2])" office:value-type="float" office:value="440317" calcext:value-type="float">
            <text:p>440317</text:p>
          </table:table-cell>
          <table:table-cell table:formula="of:=[.C48]+[.B49]" office:value-type="float" office:value="2641402" calcext:value-type="float">
            <text:p>2641402</text:p>
          </table:table-cell>
          <table:table-cell table:formula="of:=[.D48]+([.A48]+[$Master.C$2])" office:value-type="float" office:value="2118" calcext:value-type="float">
            <text:p>2118</text:p>
          </table:table-cell>
          <table:table-cell table:formula="of:=INT([.A49]*0.1)"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table:formula="of:=ROUND([.B49]*[$Master.B$2])" office:value-type="float" office:value="528380" calcext:value-type="float">
            <text:p>528380</text:p>
          </table:table-cell>
          <table:table-cell table:formula="of:=[.C49]+[.B50]" office:value-type="float" office:value="3169782" calcext:value-type="float">
            <text:p>3169782</text:p>
          </table:table-cell>
          <table:table-cell table:formula="of:=[.D49]+([.A49]+[$Master.C$2])" office:value-type="float" office:value="2186" calcext:value-type="float">
            <text:p>2186</text:p>
          </table:table-cell>
          <table:table-cell table:formula="of:=INT([.A50]*0.1)" office:value-type="float" office:value="4" calcext:value-type="float">
            <text:p>4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table:formula="of:=ROUND([.B50]*[$Master.B$2])" office:value-type="float" office:value="634056" calcext:value-type="float">
            <text:p>634056</text:p>
          </table:table-cell>
          <table:table-cell table:formula="of:=[.C50]+[.B51]" office:value-type="float" office:value="3803838" calcext:value-type="float">
            <text:p>3803838</text:p>
          </table:table-cell>
          <table:table-cell table:formula="of:=[.D50]+([.A50]+[$Master.C$2])" office:value-type="float" office:value="2255" calcext:value-type="float">
            <text:p>2255</text:p>
          </table:table-cell>
          <table:table-cell table:formula="of:=INT([.A51]*0.1)"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table:formula="of:=ROUND([.B51]*[$Master.B$2])" office:value-type="float" office:value="760867" calcext:value-type="float">
            <text:p>760867</text:p>
          </table:table-cell>
          <table:table-cell table:formula="of:=[.C51]+[.B52]" office:value-type="float" office:value="4564705" calcext:value-type="float">
            <text:p>4564705</text:p>
          </table:table-cell>
          <table:table-cell table:formula="of:=[.D51]+([.A51]+[$Master.C$2])" office:value-type="float" office:value="2325" calcext:value-type="float">
            <text:p>2325</text:p>
          </table:table-cell>
          <table:table-cell table:formula="of:=INT([.A52]*0.1)"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table:formula="of:=ROUND([.B52]*[$Master.B$2])" office:value-type="float" office:value="913040" calcext:value-type="float">
            <text:p>913040</text:p>
          </table:table-cell>
          <table:table-cell table:formula="of:=[.C52]+[.B53]" office:value-type="float" office:value="5477745" calcext:value-type="float">
            <text:p>5477745</text:p>
          </table:table-cell>
          <table:table-cell table:formula="of:=[.D52]+([.A52]+[$Master.C$2])" office:value-type="float" office:value="2396" calcext:value-type="float">
            <text:p>2396</text:p>
          </table:table-cell>
          <table:table-cell table:formula="of:=INT([.A53]*0.1)" office:value-type="float" office:value="5" calcext:value-type="float">
            <text:p>5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table:formula="of:=ROUND([.B53]*[$Master.B$2])" office:value-type="float" office:value="1095648" calcext:value-type="float">
            <text:p>1095648</text:p>
          </table:table-cell>
          <table:table-cell table:formula="of:=[.C53]+[.B54]" office:value-type="float" office:value="6573393" calcext:value-type="float">
            <text:p>6573393</text:p>
          </table:table-cell>
          <table:table-cell table:formula="of:=[.D53]+([.A53]+[$Master.C$2])" office:value-type="float" office:value="2468" calcext:value-type="float">
            <text:p>2468</text:p>
          </table:table-cell>
          <table:table-cell table:formula="of:=INT([.A54]*0.1)" office:value-type="float" office:value="5" calcext:value-type="float">
            <text:p>5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table:formula="of:=ROUND([.B54]*[$Master.B$2])" office:value-type="float" office:value="1314778" calcext:value-type="float">
            <text:p>1314778</text:p>
          </table:table-cell>
          <table:table-cell table:formula="of:=[.C54]+[.B55]" office:value-type="float" office:value="7888171" calcext:value-type="float">
            <text:p>7888171</text:p>
          </table:table-cell>
          <table:table-cell table:formula="of:=[.D54]+([.A54]+[$Master.C$2])" office:value-type="float" office:value="2541" calcext:value-type="float">
            <text:p>2541</text:p>
          </table:table-cell>
          <table:table-cell table:formula="of:=INT([.A55]*0.1)" office:value-type="float" office:value="5" calcext:value-type="float">
            <text:p>5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table:formula="of:=ROUND([.B55]*[$Master.B$2])" office:value-type="float" office:value="1577734" calcext:value-type="float">
            <text:p>1577734</text:p>
          </table:table-cell>
          <table:table-cell table:formula="of:=[.C55]+[.B56]" office:value-type="float" office:value="9465905" calcext:value-type="float">
            <text:p>9465905</text:p>
          </table:table-cell>
          <table:table-cell table:formula="of:=[.D55]+([.A55]+[$Master.C$2])" office:value-type="float" office:value="2615" calcext:value-type="float">
            <text:p>2615</text:p>
          </table:table-cell>
          <table:table-cell table:formula="of:=INT([.A56]*0.1)" office:value-type="float" office:value="5" calcext:value-type="float">
            <text:p>5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table:formula="of:=ROUND([.B56]*[$Master.B$2])" office:value-type="float" office:value="1893281" calcext:value-type="float">
            <text:p>1893281</text:p>
          </table:table-cell>
          <table:table-cell table:formula="of:=[.C56]+[.B57]" office:value-type="float" office:value="11359186" calcext:value-type="float">
            <text:p>11359186</text:p>
          </table:table-cell>
          <table:table-cell table:formula="of:=[.D56]+([.A56]+[$Master.C$2])" office:value-type="float" office:value="2690" calcext:value-type="float">
            <text:p>2690</text:p>
          </table:table-cell>
          <table:table-cell table:formula="of:=INT([.A57]*0.1)" office:value-type="float" office:value="5" calcext:value-type="float">
            <text:p>5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table:formula="of:=ROUND([.B57]*[$Master.B$2])" office:value-type="float" office:value="2271937" calcext:value-type="float">
            <text:p>2271937</text:p>
          </table:table-cell>
          <table:table-cell table:formula="of:=[.C57]+[.B58]" office:value-type="float" office:value="13631123" calcext:value-type="float">
            <text:p>13631123</text:p>
          </table:table-cell>
          <table:table-cell table:formula="of:=[.D57]+([.A57]+[$Master.C$2])" office:value-type="float" office:value="2766" calcext:value-type="float">
            <text:p>2766</text:p>
          </table:table-cell>
          <table:table-cell table:formula="of:=INT([.A58]*0.1)" office:value-type="float" office:value="5" calcext:value-type="float">
            <text:p>5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table:formula="of:=ROUND([.B58]*[$Master.B$2])" office:value-type="float" office:value="2726324" calcext:value-type="float">
            <text:p>2726324</text:p>
          </table:table-cell>
          <table:table-cell table:formula="of:=[.C58]+[.B59]" office:value-type="float" office:value="16357447" calcext:value-type="float">
            <text:p>16357447</text:p>
          </table:table-cell>
          <table:table-cell table:formula="of:=[.D58]+([.A58]+[$Master.C$2])" office:value-type="float" office:value="2843" calcext:value-type="float">
            <text:p>2843</text:p>
          </table:table-cell>
          <table:table-cell table:formula="of:=INT([.A59]*0.1)" office:value-type="float" office:value="5" calcext:value-type="float">
            <text:p>5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table:formula="of:=ROUND([.B59]*[$Master.B$2])" office:value-type="float" office:value="3271589" calcext:value-type="float">
            <text:p>3271589</text:p>
          </table:table-cell>
          <table:table-cell table:formula="of:=[.C59]+[.B60]" office:value-type="float" office:value="19629036" calcext:value-type="float">
            <text:p>19629036</text:p>
          </table:table-cell>
          <table:table-cell table:formula="of:=[.D59]+([.A59]+[$Master.C$2])" office:value-type="float" office:value="2921" calcext:value-type="float">
            <text:p>2921</text:p>
          </table:table-cell>
          <table:table-cell table:formula="of:=INT([.A60]*0.1)"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table:formula="of:=ROUND([.B60]*[$Master.B$2])" office:value-type="float" office:value="3925907" calcext:value-type="float">
            <text:p>3925907</text:p>
          </table:table-cell>
          <table:table-cell table:formula="of:=[.C60]+[.B61]" office:value-type="float" office:value="23554943" calcext:value-type="float">
            <text:p>23554943</text:p>
          </table:table-cell>
          <table:table-cell table:formula="of:=[.D60]+([.A60]+[$Master.C$2])" office:value-type="float" office:value="3000" calcext:value-type="float">
            <text:p>3000</text:p>
          </table:table-cell>
          <table:table-cell table:formula="of:=INT([.A61]*0.1)"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table:formula="of:=ROUND([.B61]*[$Master.B$2])" office:value-type="float" office:value="4711088" calcext:value-type="float">
            <text:p>4711088</text:p>
          </table:table-cell>
          <table:table-cell table:formula="of:=[.C61]+[.B62]" office:value-type="float" office:value="28266031" calcext:value-type="float">
            <text:p>28266031</text:p>
          </table:table-cell>
          <table:table-cell table:formula="of:=[.D61]+([.A61]+[$Master.C$2])" office:value-type="float" office:value="3080" calcext:value-type="float">
            <text:p>3080</text:p>
          </table:table-cell>
          <table:table-cell table:formula="of:=INT([.A62]*0.1)" office:value-type="float" office:value="6" calcext:value-type="float">
            <text:p>6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table:formula="of:=ROUND([.B62]*[$Master.B$2])" office:value-type="float" office:value="5653306" calcext:value-type="float">
            <text:p>5653306</text:p>
          </table:table-cell>
          <table:table-cell table:formula="of:=[.C62]+[.B63]" office:value-type="float" office:value="33919337" calcext:value-type="float">
            <text:p>33919337</text:p>
          </table:table-cell>
          <table:table-cell table:formula="of:=[.D62]+([.A62]+[$Master.C$2])" office:value-type="float" office:value="3161" calcext:value-type="float">
            <text:p>3161</text:p>
          </table:table-cell>
          <table:table-cell table:formula="of:=INT([.A63]*0.1)" office:value-type="float" office:value="6" calcext:value-type="float">
            <text:p>6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table:formula="of:=ROUND([.B63]*[$Master.B$2])" office:value-type="float" office:value="6783967" calcext:value-type="float">
            <text:p>6783967</text:p>
          </table:table-cell>
          <table:table-cell table:formula="of:=[.C63]+[.B64]" office:value-type="float" office:value="40703304" calcext:value-type="float">
            <text:p>40703304</text:p>
          </table:table-cell>
          <table:table-cell table:formula="of:=[.D63]+([.A63]+[$Master.C$2])" office:value-type="float" office:value="3243" calcext:value-type="float">
            <text:p>3243</text:p>
          </table:table-cell>
          <table:table-cell table:formula="of:=INT([.A64]*0.1)" office:value-type="float" office:value="6" calcext:value-type="float">
            <text:p>6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table:formula="of:=ROUND([.B64]*[$Master.B$2])" office:value-type="float" office:value="8140760" calcext:value-type="float">
            <text:p>8140760</text:p>
          </table:table-cell>
          <table:table-cell table:formula="of:=[.C64]+[.B65]" office:value-type="float" office:value="48844064" calcext:value-type="float">
            <text:p>48844064</text:p>
          </table:table-cell>
          <table:table-cell table:formula="of:=[.D64]+([.A64]+[$Master.C$2])" office:value-type="float" office:value="3326" calcext:value-type="float">
            <text:p>3326</text:p>
          </table:table-cell>
          <table:table-cell table:formula="of:=INT([.A65]*0.1)" office:value-type="float" office:value="6" calcext:value-type="float">
            <text:p>6</text:p>
          </table:table-cell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table:formula="of:=ROUND([.B65]*[$Master.B$2])" office:value-type="float" office:value="9768912" calcext:value-type="float">
            <text:p>9768912</text:p>
          </table:table-cell>
          <table:table-cell table:formula="of:=[.C65]+[.B66]" office:value-type="float" office:value="58612976" calcext:value-type="float">
            <text:p>58612976</text:p>
          </table:table-cell>
          <table:table-cell table:formula="of:=[.D65]+([.A65]+[$Master.C$2])" office:value-type="float" office:value="3410" calcext:value-type="float">
            <text:p>3410</text:p>
          </table:table-cell>
          <table:table-cell table:formula="of:=INT([.A66]*0.1)" office:value-type="float" office:value="6" calcext:value-type="float">
            <text:p>6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table:formula="of:=ROUND([.B66]*[$Master.B$2])" office:value-type="float" office:value="11722694" calcext:value-type="float">
            <text:p>11722694</text:p>
          </table:table-cell>
          <table:table-cell table:formula="of:=[.C66]+[.B67]" office:value-type="float" office:value="70335670" calcext:value-type="float">
            <text:p>70335670</text:p>
          </table:table-cell>
          <table:table-cell table:formula="of:=[.D66]+([.A66]+[$Master.C$2])" office:value-type="float" office:value="3495" calcext:value-type="float">
            <text:p>3495</text:p>
          </table:table-cell>
          <table:table-cell table:formula="of:=INT([.A67]*0.1)" office:value-type="float" office:value="6" calcext:value-type="float">
            <text:p>6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table:formula="of:=ROUND([.B67]*[$Master.B$2])" office:value-type="float" office:value="14067233" calcext:value-type="float">
            <text:p>14067233</text:p>
          </table:table-cell>
          <table:table-cell table:formula="of:=[.C67]+[.B68]" office:value-type="float" office:value="84402903" calcext:value-type="float">
            <text:p>84402903</text:p>
          </table:table-cell>
          <table:table-cell table:formula="of:=[.D67]+([.A67]+[$Master.C$2])" office:value-type="float" office:value="3581" calcext:value-type="float">
            <text:p>3581</text:p>
          </table:table-cell>
          <table:table-cell table:formula="of:=INT([.A68]*0.1)" office:value-type="float" office:value="6" calcext:value-type="float">
            <text:p>6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table:formula="of:=ROUND([.B68]*[$Master.B$2])" office:value-type="float" office:value="16880680" calcext:value-type="float">
            <text:p>16880680</text:p>
          </table:table-cell>
          <table:table-cell table:formula="of:=[.C68]+[.B69]" office:value-type="float" office:value="101283583" calcext:value-type="float">
            <text:p>101283583</text:p>
          </table:table-cell>
          <table:table-cell table:formula="of:=[.D68]+([.A68]+[$Master.C$2])" office:value-type="float" office:value="3668" calcext:value-type="float">
            <text:p>3668</text:p>
          </table:table-cell>
          <table:table-cell table:formula="of:=INT([.A69]*0.1)" office:value-type="float" office:value="6" calcext:value-type="float">
            <text:p>6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table:formula="of:=ROUND([.B69]*[$Master.B$2])" office:value-type="float" office:value="20256816" calcext:value-type="float">
            <text:p>20256816</text:p>
          </table:table-cell>
          <table:table-cell table:formula="of:=[.C69]+[.B70]" office:value-type="float" office:value="121540399" calcext:value-type="float">
            <text:p>121540399</text:p>
          </table:table-cell>
          <table:table-cell table:formula="of:=[.D69]+([.A69]+[$Master.C$2])" office:value-type="float" office:value="3756" calcext:value-type="float">
            <text:p>3756</text:p>
          </table:table-cell>
          <table:table-cell table:formula="of:=INT([.A70]*0.1)" office:value-type="float" office:value="6" calcext:value-type="float">
            <text:p>6</text:p>
          </table:table-cell>
          <table:table-cell office:value-type="float" office:value="207" calcext:value-type="float">
            <text:p>207</text:p>
          </table:table-cell>
          <table:table-cell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table:formula="of:=ROUND([.B70]*[$Master.B$2])" office:value-type="float" office:value="24308179" calcext:value-type="float">
            <text:p>24308179</text:p>
          </table:table-cell>
          <table:table-cell table:formula="of:=[.C70]+[.B71]" office:value-type="float" office:value="145848578" calcext:value-type="float">
            <text:p>145848578</text:p>
          </table:table-cell>
          <table:table-cell table:formula="of:=[.D70]+([.A70]+[$Master.C$2])" office:value-type="float" office:value="3845" calcext:value-type="float">
            <text:p>3845</text:p>
          </table:table-cell>
          <table:table-cell table:formula="of:=INT([.A71]*0.1)"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table:formula="of:=ROUND([.B71]*[$Master.B$2])" office:value-type="float" office:value="29169815" calcext:value-type="float">
            <text:p>29169815</text:p>
          </table:table-cell>
          <table:table-cell table:formula="of:=[.C71]+[.B72]" office:value-type="float" office:value="175018393" calcext:value-type="float">
            <text:p>175018393</text:p>
          </table:table-cell>
          <table:table-cell table:formula="of:=[.D71]+([.A71]+[$Master.C$2])" office:value-type="float" office:value="3935" calcext:value-type="float">
            <text:p>3935</text:p>
          </table:table-cell>
          <table:table-cell table:formula="of:=INT([.A72]*0.1)" office:value-type="float" office:value="7" calcext:value-type="float">
            <text:p>7</text:p>
          </table:table-cell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table:formula="of:=ROUND([.B72]*[$Master.B$2])" office:value-type="float" office:value="35003778" calcext:value-type="float">
            <text:p>35003778</text:p>
          </table:table-cell>
          <table:table-cell table:formula="of:=[.C72]+[.B73]" office:value-type="float" office:value="210022171" calcext:value-type="float">
            <text:p>210022171</text:p>
          </table:table-cell>
          <table:table-cell table:formula="of:=[.D72]+([.A72]+[$Master.C$2])" office:value-type="float" office:value="4026" calcext:value-type="float">
            <text:p>4026</text:p>
          </table:table-cell>
          <table:table-cell table:formula="of:=INT([.A73]*0.1)" office:value-type="float" office:value="7" calcext:value-type="float">
            <text:p>7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table:formula="of:=ROUND([.B73]*[$Master.B$2])" office:value-type="float" office:value="42004534" calcext:value-type="float">
            <text:p>42004534</text:p>
          </table:table-cell>
          <table:table-cell table:formula="of:=[.C73]+[.B74]" office:value-type="float" office:value="252026705" calcext:value-type="float">
            <text:p>252026705</text:p>
          </table:table-cell>
          <table:table-cell table:formula="of:=[.D73]+([.A73]+[$Master.C$2])" office:value-type="float" office:value="4118" calcext:value-type="float">
            <text:p>4118</text:p>
          </table:table-cell>
          <table:table-cell table:formula="of:=INT([.A74]*0.1)" office:value-type="float" office:value="7" calcext:value-type="float">
            <text:p>7</text:p>
          </table:table-cell>
          <table:table-cell office:value-type="float" office:value="219" calcext:value-type="float">
            <text:p>219</text:p>
          </table:table-cell>
          <table:table-cell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table:formula="of:=ROUND([.B74]*[$Master.B$2])" office:value-type="float" office:value="50405441" calcext:value-type="float">
            <text:p>50405441</text:p>
          </table:table-cell>
          <table:table-cell table:formula="of:=[.C74]+[.B75]" office:value-type="float" office:value="302432146" calcext:value-type="float">
            <text:p>302432146</text:p>
          </table:table-cell>
          <table:table-cell table:formula="of:=[.D74]+([.A74]+[$Master.C$2])" office:value-type="float" office:value="4211" calcext:value-type="float">
            <text:p>4211</text:p>
          </table:table-cell>
          <table:table-cell table:formula="of:=INT([.A75]*0.1)" office:value-type="float" office:value="7" calcext:value-type="float">
            <text:p>7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table:formula="of:=ROUND([.B75]*[$Master.B$2])" office:value-type="float" office:value="60486529" calcext:value-type="float">
            <text:p>60486529</text:p>
          </table:table-cell>
          <table:table-cell table:formula="of:=[.C75]+[.B76]" office:value-type="float" office:value="362918675" calcext:value-type="float">
            <text:p>362918675</text:p>
          </table:table-cell>
          <table:table-cell table:formula="of:=[.D75]+([.A75]+[$Master.C$2])" office:value-type="float" office:value="4305" calcext:value-type="float">
            <text:p>4305</text:p>
          </table:table-cell>
          <table:table-cell table:formula="of:=INT([.A76]*0.1)" office:value-type="float" office:value="7" calcext:value-type="float">
            <text:p>7</text:p>
          </table:table-cell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table:formula="of:=ROUND([.B76]*[$Master.B$2])" office:value-type="float" office:value="72583835" calcext:value-type="float">
            <text:p>72583835</text:p>
          </table:table-cell>
          <table:table-cell table:formula="of:=[.C76]+[.B77]" office:value-type="float" office:value="435502510" calcext:value-type="float">
            <text:p>435502510</text:p>
          </table:table-cell>
          <table:table-cell table:formula="of:=[.D76]+([.A76]+[$Master.C$2])" office:value-type="float" office:value="4400" calcext:value-type="float">
            <text:p>4400</text:p>
          </table:table-cell>
          <table:table-cell table:formula="of:=INT([.A77]*0.1)" office:value-type="float" office:value="7" calcext:value-type="float">
            <text:p>7</text:p>
          </table:table-cell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table:formula="of:=ROUND([.B77]*[$Master.B$2])" office:value-type="float" office:value="87100602" calcext:value-type="float">
            <text:p>87100602</text:p>
          </table:table-cell>
          <table:table-cell table:formula="of:=[.C77]+[.B78]" office:value-type="float" office:value="522603112" calcext:value-type="float">
            <text:p>522603112</text:p>
          </table:table-cell>
          <table:table-cell table:formula="of:=[.D77]+([.A77]+[$Master.C$2])" office:value-type="float" office:value="4496" calcext:value-type="float">
            <text:p>4496</text:p>
          </table:table-cell>
          <table:table-cell table:formula="of:=INT([.A78]*0.1)" office:value-type="float" office:value="7" calcext:value-type="float">
            <text:p>7</text:p>
          </table:table-cell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table:formula="of:=ROUND([.B78]*[$Master.B$2])" office:value-type="float" office:value="104520722" calcext:value-type="float">
            <text:p>104520722</text:p>
          </table:table-cell>
          <table:table-cell table:formula="of:=[.C78]+[.B79]" office:value-type="float" office:value="627123834" calcext:value-type="float">
            <text:p>627123834</text:p>
          </table:table-cell>
          <table:table-cell table:formula="of:=[.D78]+([.A78]+[$Master.C$2])" office:value-type="float" office:value="4593" calcext:value-type="float">
            <text:p>4593</text:p>
          </table:table-cell>
          <table:table-cell table:formula="of:=INT([.A79]*0.1)" office:value-type="float" office:value="7" calcext:value-type="float">
            <text:p>7</text:p>
          </table:table-cell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table:formula="of:=ROUND([.B79]*[$Master.B$2])" office:value-type="float" office:value="125424866" calcext:value-type="float">
            <text:p>125424866</text:p>
          </table:table-cell>
          <table:table-cell table:formula="of:=[.C79]+[.B80]" office:value-type="float" office:value="752548700" calcext:value-type="float">
            <text:p>752548700</text:p>
          </table:table-cell>
          <table:table-cell table:formula="of:=[.D79]+([.A79]+[$Master.C$2])" office:value-type="float" office:value="4691" calcext:value-type="float">
            <text:p>4691</text:p>
          </table:table-cell>
          <table:table-cell table:formula="of:=INT([.A80]*0.1)" office:value-type="float" office:value="7" calcext:value-type="float">
            <text:p>7</text:p>
          </table:table-cell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table:formula="of:=ROUND([.B80]*[$Master.B$2])" office:value-type="float" office:value="150509839" calcext:value-type="float">
            <text:p>150509839</text:p>
          </table:table-cell>
          <table:table-cell table:formula="of:=[.C80]+[.B81]" office:value-type="float" office:value="903058539" calcext:value-type="float">
            <text:p>903058539</text:p>
          </table:table-cell>
          <table:table-cell table:formula="of:=[.D80]+([.A80]+[$Master.C$2])" office:value-type="float" office:value="4790" calcext:value-type="float">
            <text:p>4790</text:p>
          </table:table-cell>
          <table:table-cell table:formula="of:=INT([.A81]*0.1)"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table:formula="of:=ROUND([.B81]*[$Master.B$2])" office:value-type="float" office:value="180611807" calcext:value-type="float">
            <text:p>180611807</text:p>
          </table:table-cell>
          <table:table-cell table:formula="of:=[.C81]+[.B82]" office:value-type="float" office:value="1083670346" calcext:value-type="float">
            <text:p>1083670346</text:p>
          </table:table-cell>
          <table:table-cell table:formula="of:=[.D81]+([.A81]+[$Master.C$2])" office:value-type="float" office:value="4890" calcext:value-type="float">
            <text:p>4890</text:p>
          </table:table-cell>
          <table:table-cell table:formula="of:=INT([.A82]*0.1)" office:value-type="float" office:value="8" calcext:value-type="float">
            <text:p>8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table:formula="of:=ROUND([.B82]*[$Master.B$2])" office:value-type="float" office:value="216734168" calcext:value-type="float">
            <text:p>216734168</text:p>
          </table:table-cell>
          <table:table-cell table:formula="of:=[.C82]+[.B83]" office:value-type="float" office:value="1300404514" calcext:value-type="float">
            <text:p>1300404514</text:p>
          </table:table-cell>
          <table:table-cell table:formula="of:=[.D82]+([.A82]+[$Master.C$2])" office:value-type="float" office:value="4991" calcext:value-type="float">
            <text:p>4991</text:p>
          </table:table-cell>
          <table:table-cell table:formula="of:=INT([.A83]*0.1)" office:value-type="float" office:value="8" calcext:value-type="float">
            <text:p>8</text:p>
          </table:table-cell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table:formula="of:=ROUND([.B83]*[$Master.B$2])" office:value-type="float" office:value="260081002" calcext:value-type="float">
            <text:p>260081002</text:p>
          </table:table-cell>
          <table:table-cell table:formula="of:=[.C83]+[.B84]" office:value-type="float" office:value="1560485516" calcext:value-type="float">
            <text:p>1560485516</text:p>
          </table:table-cell>
          <table:table-cell table:formula="of:=[.D83]+([.A83]+[$Master.C$2])" office:value-type="float" office:value="5093" calcext:value-type="float">
            <text:p>5093</text:p>
          </table:table-cell>
          <table:table-cell table:formula="of:=INT([.A84]*0.1)" office:value-type="float" office:value="8" calcext:value-type="float">
            <text:p>8</text:p>
          </table:table-cell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table:formula="of:=ROUND([.B84]*[$Master.B$2])" office:value-type="float" office:value="312097202" calcext:value-type="float">
            <text:p>312097202</text:p>
          </table:table-cell>
          <table:table-cell table:formula="of:=[.C84]+[.B85]" office:value-type="float" office:value="1872582718" calcext:value-type="float">
            <text:p>1872582718</text:p>
          </table:table-cell>
          <table:table-cell table:formula="of:=[.D84]+([.A84]+[$Master.C$2])" office:value-type="float" office:value="5196" calcext:value-type="float">
            <text:p>5196</text:p>
          </table:table-cell>
          <table:table-cell table:formula="of:=INT([.A85]*0.1)" office:value-type="float" office:value="8" calcext:value-type="float">
            <text:p>8</text:p>
          </table:table-cell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table:formula="of:=ROUND([.B85]*[$Master.B$2])" office:value-type="float" office:value="374516642" calcext:value-type="float">
            <text:p>374516642</text:p>
          </table:table-cell>
          <table:table-cell table:formula="of:=[.C85]+[.B86]" office:value-type="float" office:value="2247099360" calcext:value-type="float">
            <text:p>2247099360</text:p>
          </table:table-cell>
          <table:table-cell table:formula="of:=[.D85]+([.A85]+[$Master.C$2])" office:value-type="float" office:value="5300" calcext:value-type="float">
            <text:p>5300</text:p>
          </table:table-cell>
          <table:table-cell table:formula="of:=INT([.A86]*0.1)"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table:formula="of:=ROUND([.B86]*[$Master.B$2])" office:value-type="float" office:value="449419970" calcext:value-type="float">
            <text:p>449419970</text:p>
          </table:table-cell>
          <table:table-cell table:formula="of:=[.C86]+[.B87]" office:value-type="float" office:value="2696519330" calcext:value-type="float">
            <text:p>2696519330</text:p>
          </table:table-cell>
          <table:table-cell table:formula="of:=[.D86]+([.A86]+[$Master.C$2])" office:value-type="float" office:value="5405" calcext:value-type="float">
            <text:p>5405</text:p>
          </table:table-cell>
          <table:table-cell table:formula="of:=INT([.A87]*0.1)" office:value-type="float" office:value="8" calcext:value-type="float">
            <text:p>8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table:formula="of:=ROUND([.B87]*[$Master.B$2])" office:value-type="float" office:value="539303964" calcext:value-type="float">
            <text:p>539303964</text:p>
          </table:table-cell>
          <table:table-cell table:formula="of:=[.C87]+[.B88]" office:value-type="float" office:value="3235823294" calcext:value-type="float">
            <text:p>3235823294</text:p>
          </table:table-cell>
          <table:table-cell table:formula="of:=[.D87]+([.A87]+[$Master.C$2])" office:value-type="float" office:value="5511" calcext:value-type="float">
            <text:p>5511</text:p>
          </table:table-cell>
          <table:table-cell table:formula="of:=INT([.A88]*0.1)" office:value-type="float" office:value="8" calcext:value-type="float">
            <text:p>8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table:formula="of:=ROUND([.B88]*[$Master.B$2])" office:value-type="float" office:value="647164757" calcext:value-type="float">
            <text:p>647164757</text:p>
          </table:table-cell>
          <table:table-cell table:formula="of:=[.C88]+[.B89]" office:value-type="float" office:value="3882988051" calcext:value-type="float">
            <text:p>3882988051</text:p>
          </table:table-cell>
          <table:table-cell table:formula="of:=[.D88]+([.A88]+[$Master.C$2])" office:value-type="float" office:value="5618" calcext:value-type="float">
            <text:p>5618</text:p>
          </table:table-cell>
          <table:table-cell table:formula="of:=INT([.A89]*0.1)" office:value-type="float" office:value="8" calcext:value-type="float">
            <text:p>8</text:p>
          </table:table-cell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table:formula="of:=ROUND([.B89]*[$Master.B$2])" office:value-type="float" office:value="776597708" calcext:value-type="float">
            <text:p>776597708</text:p>
          </table:table-cell>
          <table:table-cell table:formula="of:=[.C89]+[.B90]" office:value-type="float" office:value="4659585759" calcext:value-type="float">
            <text:p>4659585759</text:p>
          </table:table-cell>
          <table:table-cell table:formula="of:=[.D89]+([.A89]+[$Master.C$2])" office:value-type="float" office:value="5726" calcext:value-type="float">
            <text:p>5726</text:p>
          </table:table-cell>
          <table:table-cell table:formula="of:=INT([.A90]*0.1)" office:value-type="float" office:value="8" calcext:value-type="float">
            <text:p>8</text:p>
          </table:table-cell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table:formula="of:=ROUND([.B90]*[$Master.B$2])" office:value-type="float" office:value="931917250" calcext:value-type="float">
            <text:p>931917250</text:p>
          </table:table-cell>
          <table:table-cell table:formula="of:=[.C90]+[.B91]" office:value-type="float" office:value="5591503009" calcext:value-type="float">
            <text:p>5591503009</text:p>
          </table:table-cell>
          <table:table-cell table:formula="of:=[.D90]+([.A90]+[$Master.C$2])" office:value-type="float" office:value="5835" calcext:value-type="float">
            <text:p>5835</text:p>
          </table:table-cell>
          <table:table-cell table:formula="of:=INT([.A91]*0.1)" office:value-type="float" office:value="9" calcext:value-type="float">
            <text:p>9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table:formula="of:=ROUND([.B91]*[$Master.B$2])" office:value-type="float" office:value="1118300700" calcext:value-type="float">
            <text:p>1118300700</text:p>
          </table:table-cell>
          <table:table-cell table:formula="of:=[.C91]+[.B92]" office:value-type="float" office:value="6709803709" calcext:value-type="float">
            <text:p>6709803709</text:p>
          </table:table-cell>
          <table:table-cell table:formula="of:=[.D91]+([.A91]+[$Master.C$2])" office:value-type="float" office:value="5945" calcext:value-type="float">
            <text:p>5945</text:p>
          </table:table-cell>
          <table:table-cell table:formula="of:=INT([.A92]*0.1)" office:value-type="float" office:value="9" calcext:value-type="float">
            <text:p>9</text:p>
          </table:table-cell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table:formula="of:=ROUND([.B92]*[$Master.B$2])" office:value-type="float" office:value="1341960840" calcext:value-type="float">
            <text:p>1341960840</text:p>
          </table:table-cell>
          <table:table-cell table:formula="of:=[.C92]+[.B93]" office:value-type="float" office:value="8051764549" calcext:value-type="float">
            <text:p>8051764549</text:p>
          </table:table-cell>
          <table:table-cell table:formula="of:=[.D92]+([.A92]+[$Master.C$2])" office:value-type="float" office:value="6056" calcext:value-type="float">
            <text:p>6056</text:p>
          </table:table-cell>
          <table:table-cell table:formula="of:=INT([.A93]*0.1)" office:value-type="float" office:value="9" calcext:value-type="float">
            <text:p>9</text:p>
          </table:table-cell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table:formula="of:=ROUND([.B93]*[$Master.B$2])" office:value-type="float" office:value="1610353008" calcext:value-type="float">
            <text:p>1610353008</text:p>
          </table:table-cell>
          <table:table-cell table:formula="of:=[.C93]+[.B94]" office:value-type="float" office:value="9662117557" calcext:value-type="float">
            <text:p>9662117557</text:p>
          </table:table-cell>
          <table:table-cell table:formula="of:=[.D93]+([.A93]+[$Master.C$2])" office:value-type="float" office:value="6168" calcext:value-type="float">
            <text:p>6168</text:p>
          </table:table-cell>
          <table:table-cell table:formula="of:=INT([.A94]*0.1)" office:value-type="float" office:value="9" calcext:value-type="float">
            <text:p>9</text:p>
          </table:table-cell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table:formula="of:=ROUND([.B94]*[$Master.B$2])" office:value-type="float" office:value="1932423610" calcext:value-type="float">
            <text:p>1932423610</text:p>
          </table:table-cell>
          <table:table-cell table:formula="of:=[.C94]+[.B95]" office:value-type="float" office:value="11594541167" calcext:value-type="float">
            <text:p>11594541167</text:p>
          </table:table-cell>
          <table:table-cell table:formula="of:=[.D94]+([.A94]+[$Master.C$2])" office:value-type="float" office:value="6281" calcext:value-type="float">
            <text:p>6281</text:p>
          </table:table-cell>
          <table:table-cell table:formula="of:=INT([.A95]*0.1)" office:value-type="float" office:value="9" calcext:value-type="float">
            <text:p>9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table:formula="of:=ROUND([.B95]*[$Master.B$2])" office:value-type="float" office:value="2318908332" calcext:value-type="float">
            <text:p>2318908332</text:p>
          </table:table-cell>
          <table:table-cell table:formula="of:=[.C95]+[.B96]" office:value-type="float" office:value="13913449499" calcext:value-type="float">
            <text:p>13913449499</text:p>
          </table:table-cell>
          <table:table-cell table:formula="of:=[.D95]+([.A95]+[$Master.C$2])" office:value-type="float" office:value="6395" calcext:value-type="float">
            <text:p>6395</text:p>
          </table:table-cell>
          <table:table-cell table:formula="of:=INT([.A96]*0.1)" office:value-type="float" office:value="9" calcext:value-type="float">
            <text:p>9</text:p>
          </table:table-cell>
          <table:table-cell office:value-type="float" office:value="285" calcext:value-type="float">
            <text:p>285</text:p>
          </table:table-cell>
          <table:table-cell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table:formula="of:=ROUND([.B96]*[$Master.B$2])" office:value-type="float" office:value="2782689998" calcext:value-type="float">
            <text:p>2782689998</text:p>
          </table:table-cell>
          <table:table-cell table:formula="of:=[.C96]+[.B97]" office:value-type="float" office:value="16696139497" calcext:value-type="float">
            <text:p>16696139497</text:p>
          </table:table-cell>
          <table:table-cell table:formula="of:=[.D96]+([.A96]+[$Master.C$2])" office:value-type="float" office:value="6510" calcext:value-type="float">
            <text:p>6510</text:p>
          </table:table-cell>
          <table:table-cell table:formula="of:=INT([.A97]*0.1)" office:value-type="float" office:value="9" calcext:value-type="float">
            <text:p>9</text:p>
          </table:table-cell>
          <table:table-cell office:value-type="float" office:value="288" calcext:value-type="float">
            <text:p>288</text:p>
          </table:table-cell>
          <table:table-cell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table:formula="of:=ROUND([.B97]*[$Master.B$2])" office:value-type="float" office:value="3339227998" calcext:value-type="float">
            <text:p>3339227998</text:p>
          </table:table-cell>
          <table:table-cell table:formula="of:=[.C97]+[.B98]" office:value-type="float" office:value="20035367495" calcext:value-type="float">
            <text:p>20035367495</text:p>
          </table:table-cell>
          <table:table-cell table:formula="of:=[.D97]+([.A97]+[$Master.C$2])" office:value-type="float" office:value="6626" calcext:value-type="float">
            <text:p>6626</text:p>
          </table:table-cell>
          <table:table-cell table:formula="of:=INT([.A98]*0.1)" office:value-type="float" office:value="9" calcext:value-type="float">
            <text:p>9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table:formula="of:=ROUND([.B98]*[$Master.B$2])" office:value-type="float" office:value="4007073598" calcext:value-type="float">
            <text:p>4007073598</text:p>
          </table:table-cell>
          <table:table-cell table:formula="of:=[.C98]+[.B99]" office:value-type="float" office:value="24042441093" calcext:value-type="float">
            <text:p>24042441093</text:p>
          </table:table-cell>
          <table:table-cell table:formula="of:=[.D98]+([.A98]+[$Master.C$2])" office:value-type="float" office:value="6743" calcext:value-type="float">
            <text:p>6743</text:p>
          </table:table-cell>
          <table:table-cell table:formula="of:=INT([.A99]*0.1)" office:value-type="float" office:value="9" calcext:value-type="float">
            <text:p>9</text:p>
          </table:table-cell>
          <table:table-cell office:value-type="float" office:value="294" calcext:value-type="float">
            <text:p>294</text:p>
          </table:table-cell>
          <table:table-cell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table:formula="of:=ROUND([.B99]*[$Master.B$2])" office:value-type="float" office:value="4808488318" calcext:value-type="float">
            <text:p>4808488318</text:p>
          </table:table-cell>
          <table:table-cell table:formula="of:=[.C99]+[.B100]" office:value-type="float" office:value="28850929411" calcext:value-type="float">
            <text:p>28850929411</text:p>
          </table:table-cell>
          <table:table-cell table:formula="of:=[.D99]+([.A99]+[$Master.C$2])" office:value-type="float" office:value="6861" calcext:value-type="float">
            <text:p>6861</text:p>
          </table:table-cell>
          <table:table-cell table:formula="of:=INT([.A100]*0.1)" office:value-type="float" office:value="9" calcext:value-type="float">
            <text:p>9</text:p>
          </table:table-cell>
          <table:table-cell office:value-type="float" office:value="297" calcext:value-type="float">
            <text:p>297</text:p>
          </table:table-cell>
          <table:table-cell/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table:formula="of:=ROUND([.B100]*[$Master.B$2])" office:value-type="float" office:value="5770185982" calcext:value-type="float">
            <text:p>5770185982</text:p>
          </table:table-cell>
          <table:table-cell table:formula="of:=[.C100]+[.B101]" office:value-type="float" office:value="34621115393" calcext:value-type="float">
            <text:p>34621115393</text:p>
          </table:table-cell>
          <table:table-cell table:formula="of:=[.D100]+([.A100]+[$Master.C$2])" office:value-type="float" office:value="6980" calcext:value-type="float">
            <text:p>6980</text:p>
          </table:table-cell>
          <table:table-cell table:formula="of:=INT([.A101]*0.1)"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/>
        </table:table-row>
      </table:table>
      <table:table table:name="Master" table:style-name="ta1">
        <table:table-column table:style-name="co6" table:number-columns-repeated="3" table:default-cell-style-name="Default"/>
        <table:table-row table:style-name="ro1">
          <table:table-cell/>
          <table:table-cell office:value-type="string" calcext:value-type="string">
            <text:p>ExpScale</text:p>
          </table:table-cell>
          <table:table-cell office:value-type="string" calcext:value-type="string">
            <text:p>HealthScale</text:p>
          </table:table-cell>
        </table:table-row>
        <table:table-row table:style-name="ro1">
          <table:table-cell/>
          <table:table-cell table:style-name="ce5" office:value-type="percentage" office:value="1.2" calcext:value-type="percentage">
            <text:p>120.00%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Tahoma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3">00/00/0000</text:date>, <text:time style:data-style-name="N2" text:time-value="20:01:32.9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 LibreOffice_project/ea7cb86e6eeb2bf3a5af73a8f7777ac570321527</meta:generator>
    <meta:creation-date>2006-02-21T23:15:10</meta:creation-date>
    <dc:date>2017-10-13T21:21:30.166000000</dc:date>
    <dc:language>en-US</dc:language>
    <meta:editing-cycles>29</meta:editing-cycles>
    <meta:editing-duration>PT2H15M55S</meta:editing-duration>
    <meta:document-statistic meta:table-count="2" meta:cell-count="610" meta:object-count="0"/>
    <meta:user-defined meta:name="Info 1"/>
    <meta:user-defined meta:name="Info 2"/>
    <meta:user-defined meta:name="Info 3"/>
    <meta:user-defined meta:name="Info 4"/>
  </office:meta>
</office:document-meta>
</file>